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de" table:style-name="ta1">
        <table:shapes>
          <draw:frame draw:z-index="0" draw:style-name="gr1" draw:text-style-name="P1" svg:width="453.51pt" svg:height="255.09pt" svg:x="514.86pt" svg:y="26.19pt">
            <draw:object draw:notify-on-update-of-ranges="node.A2:node.A2 node.A3:node.A80 node.B2:node.B2 node.B3:node.B80 node.C2:node.C2 node.C3:node.C80 node.D2:node.D2 node.D3:node.D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de 12.14.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de 6.8.0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sync node 12.14.1</text:p>
          </table:table-cell>
          <table:table-cell office:value-type="string" calcext:value-type="string">
            <text:p>sync node 12.14.1</text:p>
          </table:table-cell>
          <table:table-cell office:value-type="string" calcext:value-type="string">
            <text:p>async node 6.17.1</text:p>
          </table:table-cell>
          <table:table-cell office:value-type="string" calcext:value-type="string">
            <text:p>sync node 6.17.1</text:p>
          </table:table-cell>
        </table:table-row>
        <table:table-row table:style-name="ro1">
          <table:table-cell office:value-type="float" office:value="784272" calcext:value-type="float">
            <text:p>784272</text:p>
          </table:table-cell>
          <table:table-cell office:value-type="float" office:value="570740" calcext:value-type="float">
            <text:p>570740</text:p>
          </table:table-cell>
          <table:table-cell office:value-type="float" office:value="678484" calcext:value-type="float">
            <text:p>67848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927288" calcext:value-type="float">
            <text:p>92728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055368" calcext:value-type="float">
            <text:p>105536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061740" calcext:value-type="float">
            <text:p>1061740</text:p>
          </table:table-cell>
          <table:table-cell office:value-type="float" office:value="622520" calcext:value-type="float">
            <text:p>622520</text:p>
          </table:table-cell>
          <table:table-cell office:value-type="float" office:value="1163956" calcext:value-type="float">
            <text:p>1163956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178624" calcext:value-type="float">
            <text:p>1178624</text:p>
          </table:table-cell>
          <table:table-cell office:value-type="float" office:value="622520" calcext:value-type="float">
            <text:p>622520</text:p>
          </table:table-cell>
          <table:table-cell office:value-type="float" office:value="1279608" calcext:value-type="float">
            <text:p>12796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313776" calcext:value-type="float">
            <text:p>1313776</text:p>
          </table:table-cell>
          <table:table-cell office:value-type="float" office:value="622520" calcext:value-type="float">
            <text:p>622520</text:p>
          </table:table-cell>
          <table:table-cell office:value-type="float" office:value="1397424" calcext:value-type="float">
            <text:p>139742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445332" calcext:value-type="float">
            <text:p>1445332</text:p>
          </table:table-cell>
          <table:table-cell office:value-type="float" office:value="622508" calcext:value-type="float">
            <text:p>622508</text:p>
          </table:table-cell>
          <table:table-cell office:value-type="float" office:value="1508708" calcext:value-type="float">
            <text:p>15087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570040" calcext:value-type="float">
            <text:p>157004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617912" calcext:value-type="float">
            <text:p>161791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936" calcext:value-type="float">
            <text:p>1627936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36120" calcext:value-type="float">
            <text:p>1736120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420" calcext:value-type="float">
            <text:p>1627420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57072" calcext:value-type="float">
            <text:p>175707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60148" calcext:value-type="float">
            <text:p>176014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77040" calcext:value-type="float">
            <text:p>177704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1376" calcext:value-type="float">
            <text:p>179137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76572" calcext:value-type="float">
            <text:p>167657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3424" calcext:value-type="float">
            <text:p>17934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92700" calcext:value-type="float">
            <text:p>169270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5472" calcext:value-type="float">
            <text:p>17954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830768" calcext:value-type="float">
            <text:p>18307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08784" calcext:value-type="float">
            <text:p>180878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040856" calcext:value-type="float">
            <text:p>20408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10832" calcext:value-type="float">
            <text:p>181083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265868" calcext:value-type="float">
            <text:p>22658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25168" calcext:value-type="float">
            <text:p>182516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485696" calcext:value-type="float">
            <text:p>248569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038296" calcext:value-type="float">
            <text:p>20382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711584" calcext:value-type="float">
            <text:p>2711584</text:p>
          </table:table-cell>
          <table:table-cell office:value-type="float" office:value="622488" calcext:value-type="float">
            <text:p>622488</text:p>
          </table:table-cell>
          <table:table-cell office:value-type="float" office:value="2380008" calcext:value-type="float">
            <text:p>238000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932436" calcext:value-type="float">
            <text:p>293243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594188" calcext:value-type="float">
            <text:p>259418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123732" calcext:value-type="float">
            <text:p>31237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2952924" calcext:value-type="float">
            <text:p>29529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320756" calcext:value-type="float">
            <text:p>33207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3190156" calcext:value-type="float">
            <text:p>319015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542188" calcext:value-type="float">
            <text:p>3542188</text:p>
          </table:table-cell>
          <table:table-cell/>
          <table:table-cell office:value-type="float" office:value="3487064" calcext:value-type="float">
            <text:p>348706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728708" calcext:value-type="float">
            <text:p>3728708</text:p>
          </table:table-cell>
          <table:table-cell/>
          <table:table-cell office:value-type="float" office:value="3798404" calcext:value-type="float">
            <text:p>379840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916684" calcext:value-type="float">
            <text:p>3916684</text:p>
          </table:table-cell>
          <table:table-cell/>
          <table:table-cell office:value-type="float" office:value="4006772" calcext:value-type="float">
            <text:p>40067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135016" calcext:value-type="float">
            <text:p>4135016</text:p>
          </table:table-cell>
          <table:table-cell/>
          <table:table-cell office:value-type="float" office:value="4362400" calcext:value-type="float">
            <text:p>436240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330976" calcext:value-type="float">
            <text:p>4330976</text:p>
          </table:table-cell>
          <table:table-cell/>
          <table:table-cell office:value-type="float" office:value="4611116" calcext:value-type="float">
            <text:p>461111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512512" calcext:value-type="float">
            <text:p>4512512</text:p>
          </table:table-cell>
          <table:table-cell/>
          <table:table-cell office:value-type="float" office:value="4820496" calcext:value-type="float">
            <text:p>48204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733200" calcext:value-type="float">
            <text:p>4733200</text:p>
          </table:table-cell>
          <table:table-cell/>
          <table:table-cell office:value-type="float" office:value="5161316" calcext:value-type="float">
            <text:p>5161316</text:p>
          </table:table-cell>
          <table:table-cell/>
        </table:table-row>
        <table:table-row table:style-name="ro1">
          <table:table-cell office:value-type="float" office:value="4892908" calcext:value-type="float">
            <text:p>4892908</text:p>
          </table:table-cell>
          <table:table-cell/>
          <table:table-cell office:value-type="float" office:value="5425820" calcext:value-type="float">
            <text:p>5425820</text:p>
          </table:table-cell>
          <table:table-cell/>
        </table:table-row>
        <table:table-row table:style-name="ro1">
          <table:table-cell office:value-type="float" office:value="5114672" calcext:value-type="float">
            <text:p>5114672</text:p>
          </table:table-cell>
          <table:table-cell/>
          <table:table-cell office:value-type="float" office:value="5630996" calcext:value-type="float">
            <text:p>5630996</text:p>
          </table:table-cell>
          <table:table-cell/>
        </table:table-row>
        <table:table-row table:style-name="ro1">
          <table:table-cell office:value-type="float" office:value="5291980" calcext:value-type="float">
            <text:p>5291980</text:p>
          </table:table-cell>
          <table:table-cell/>
          <table:table-cell office:value-type="float" office:value="5902668" calcext:value-type="float">
            <text:p>5902668</text:p>
          </table:table-cell>
          <table:table-cell/>
        </table:table-row>
        <table:table-row table:style-name="ro1">
          <table:table-cell office:value-type="float" office:value="5491988" calcext:value-type="float">
            <text:p>5491988</text:p>
          </table:table-cell>
          <table:table-cell/>
          <table:table-cell office:value-type="float" office:value="6208700" calcext:value-type="float">
            <text:p>6208700</text:p>
          </table:table-cell>
          <table:table-cell/>
        </table:table-row>
        <table:table-row table:style-name="ro1">
          <table:table-cell office:value-type="float" office:value="5685328" calcext:value-type="float">
            <text:p>5685328</text:p>
          </table:table-cell>
          <table:table-cell/>
          <table:table-cell office:value-type="float" office:value="6446096" calcext:value-type="float">
            <text:p>6446096</text:p>
          </table:table-cell>
          <table:table-cell/>
        </table:table-row>
        <table:table-row table:style-name="ro1">
          <table:table-cell office:value-type="float" office:value="5874224" calcext:value-type="float">
            <text:p>5874224</text:p>
          </table:table-cell>
          <table:table-cell/>
          <table:table-cell office:value-type="float" office:value="6651472" calcext:value-type="float">
            <text:p>6651472</text:p>
          </table:table-cell>
          <table:table-cell/>
        </table:table-row>
        <table:table-row table:style-name="ro1">
          <table:table-cell office:value-type="float" office:value="6071472" calcext:value-type="float">
            <text:p>6071472</text:p>
          </table:table-cell>
          <table:table-cell/>
          <table:table-cell office:value-type="float" office:value="6858504" calcext:value-type="float">
            <text:p>6858504</text:p>
          </table:table-cell>
          <table:table-cell/>
        </table:table-row>
        <table:table-row table:style-name="ro1">
          <table:table-cell office:value-type="float" office:value="6254784" calcext:value-type="float">
            <text:p>6254784</text:p>
          </table:table-cell>
          <table:table-cell/>
          <table:table-cell office:value-type="float" office:value="7114552" calcext:value-type="float">
            <text:p>7114552</text:p>
          </table:table-cell>
          <table:table-cell/>
        </table:table-row>
        <table:table-row table:style-name="ro1">
          <table:table-cell office:value-type="float" office:value="6457468" calcext:value-type="float">
            <text:p>6457468</text:p>
          </table:table-cell>
          <table:table-cell/>
          <table:table-cell office:value-type="float" office:value="7368368" calcext:value-type="float">
            <text:p>7368368</text:p>
          </table:table-cell>
          <table:table-cell/>
        </table:table-row>
        <table:table-row table:style-name="ro1">
          <table:table-cell office:value-type="float" office:value="6641512" calcext:value-type="float">
            <text:p>6641512</text:p>
          </table:table-cell>
          <table:table-cell/>
          <table:table-cell office:value-type="float" office:value="7621856" calcext:value-type="float">
            <text:p>7621856</text:p>
          </table:table-cell>
          <table:table-cell/>
        </table:table-row>
        <table:table-row table:style-name="ro1">
          <table:table-cell office:value-type="float" office:value="6842016" calcext:value-type="float">
            <text:p>6842016</text:p>
          </table:table-cell>
          <table:table-cell/>
          <table:table-cell office:value-type="float" office:value="7824476" calcext:value-type="float">
            <text:p>7824476</text:p>
          </table:table-cell>
          <table:table-cell/>
        </table:table-row>
        <table:table-row table:style-name="ro1">
          <table:table-cell office:value-type="float" office:value="7024032" calcext:value-type="float">
            <text:p>7024032</text:p>
          </table:table-cell>
          <table:table-cell/>
          <table:table-cell office:value-type="float" office:value="8050236" calcext:value-type="float">
            <text:p>8050236</text:p>
          </table:table-cell>
          <table:table-cell/>
        </table:table-row>
        <table:table-row table:style-name="ro1">
          <table:table-cell office:value-type="float" office:value="7211036" calcext:value-type="float">
            <text:p>7211036</text:p>
          </table:table-cell>
          <table:table-cell/>
          <table:table-cell office:value-type="float" office:value="8269276" calcext:value-type="float">
            <text:p>8269276</text:p>
          </table:table-cell>
          <table:table-cell/>
        </table:table-row>
        <table:table-row table:style-name="ro1">
          <table:table-cell office:value-type="float" office:value="7408884" calcext:value-type="float">
            <text:p>7408884</text:p>
          </table:table-cell>
          <table:table-cell/>
          <table:table-cell office:value-type="float" office:value="8490908" calcext:value-type="float">
            <text:p>8490908</text:p>
          </table:table-cell>
          <table:table-cell/>
        </table:table-row>
        <table:table-row table:style-name="ro1">
          <table:table-cell office:value-type="float" office:value="7590280" calcext:value-type="float">
            <text:p>7590280</text:p>
          </table:table-cell>
          <table:table-cell/>
          <table:table-cell office:value-type="float" office:value="8696420" calcext:value-type="float">
            <text:p>8696420</text:p>
          </table:table-cell>
          <table:table-cell/>
        </table:table-row>
        <table:table-row table:style-name="ro1">
          <table:table-cell office:value-type="float" office:value="7789240" calcext:value-type="float">
            <text:p>7789240</text:p>
          </table:table-cell>
          <table:table-cell/>
          <table:table-cell office:value-type="float" office:value="8900820" calcext:value-type="float">
            <text:p>8900820</text:p>
          </table:table-cell>
          <table:table-cell/>
        </table:table-row>
        <table:table-row table:style-name="ro1">
          <table:table-cell office:value-type="float" office:value="7952176" calcext:value-type="float">
            <text:p>7952176</text:p>
          </table:table-cell>
          <table:table-cell/>
          <table:table-cell office:value-type="float" office:value="9106344" calcext:value-type="float">
            <text:p>9106344</text:p>
          </table:table-cell>
          <table:table-cell/>
        </table:table-row>
        <table:table-row table:style-name="ro1">
          <table:table-cell office:value-type="float" office:value="8151764" calcext:value-type="float">
            <text:p>8151764</text:p>
          </table:table-cell>
          <table:table-cell/>
          <table:table-cell office:value-type="float" office:value="9311028" calcext:value-type="float">
            <text:p>9311028</text:p>
          </table:table-cell>
          <table:table-cell/>
        </table:table-row>
        <table:table-row table:style-name="ro1">
          <table:table-cell office:value-type="float" office:value="8329608" calcext:value-type="float">
            <text:p>8329608</text:p>
          </table:table-cell>
          <table:table-cell/>
          <table:table-cell office:value-type="float" office:value="9515612" calcext:value-type="float">
            <text:p>9515612</text:p>
          </table:table-cell>
          <table:table-cell/>
        </table:table-row>
        <table:table-row table:style-name="ro1">
          <table:table-cell office:value-type="float" office:value="8487632" calcext:value-type="float">
            <text:p>8487632</text:p>
          </table:table-cell>
          <table:table-cell/>
          <table:table-cell office:value-type="float" office:value="9721208" calcext:value-type="float">
            <text:p>9721208</text:p>
          </table:table-cell>
          <table:table-cell/>
        </table:table-row>
        <table:table-row table:style-name="ro1">
          <table:table-cell office:value-type="float" office:value="8673144" calcext:value-type="float">
            <text:p>8673144</text:p>
          </table:table-cell>
          <table:table-cell/>
          <table:table-cell office:value-type="float" office:value="9925804" calcext:value-type="float">
            <text:p>9925804</text:p>
          </table:table-cell>
          <table:table-cell/>
        </table:table-row>
        <table:table-row table:style-name="ro1">
          <table:table-cell office:value-type="float" office:value="8840448" calcext:value-type="float">
            <text:p>8840448</text:p>
          </table:table-cell>
          <table:table-cell/>
          <table:table-cell office:value-type="float" office:value="10131612" calcext:value-type="float">
            <text:p>10131612</text:p>
          </table:table-cell>
          <table:table-cell/>
        </table:table-row>
        <table:table-row table:style-name="ro1">
          <table:table-cell office:value-type="float" office:value="9021368" calcext:value-type="float">
            <text:p>9021368</text:p>
          </table:table-cell>
          <table:table-cell/>
          <table:table-cell office:value-type="float" office:value="10336276" calcext:value-type="float">
            <text:p>10336276</text:p>
          </table:table-cell>
          <table:table-cell/>
        </table:table-row>
        <table:table-row table:style-name="ro1">
          <table:table-cell office:value-type="float" office:value="9183424" calcext:value-type="float">
            <text:p>9183424</text:p>
          </table:table-cell>
          <table:table-cell/>
          <table:table-cell office:value-type="float" office:value="10541968" calcext:value-type="float">
            <text:p>10541968</text:p>
          </table:table-cell>
          <table:table-cell/>
        </table:table-row>
        <table:table-row table:style-name="ro1">
          <table:table-cell office:value-type="float" office:value="9381760" calcext:value-type="float">
            <text:p>9381760</text:p>
          </table:table-cell>
          <table:table-cell/>
          <table:table-cell office:value-type="float" office:value="10746856" calcext:value-type="float">
            <text:p>10746856</text:p>
          </table:table-cell>
          <table:table-cell/>
        </table:table-row>
        <table:table-row table:style-name="ro1">
          <table:table-cell office:value-type="float" office:value="9565516" calcext:value-type="float">
            <text:p>9565516</text:p>
          </table:table-cell>
          <table:table-cell/>
          <table:table-cell office:value-type="float" office:value="10951624" calcext:value-type="float">
            <text:p>10951624</text:p>
          </table:table-cell>
          <table:table-cell/>
        </table:table-row>
        <table:table-row table:style-name="ro1">
          <table:table-cell office:value-type="float" office:value="9724912" calcext:value-type="float">
            <text:p>9724912</text:p>
          </table:table-cell>
          <table:table-cell/>
          <table:table-cell office:value-type="float" office:value="11157436" calcext:value-type="float">
            <text:p>11157436</text:p>
          </table:table-cell>
          <table:table-cell/>
        </table:table-row>
        <table:table-row table:style-name="ro1">
          <table:table-cell office:value-type="float" office:value="9924436" calcext:value-type="float">
            <text:p>9924436</text:p>
          </table:table-cell>
          <table:table-cell/>
          <table:table-cell office:value-type="float" office:value="11362368" calcext:value-type="float">
            <text:p>11362368</text:p>
          </table:table-cell>
          <table:table-cell/>
        </table:table-row>
        <table:table-row table:style-name="ro1">
          <table:table-cell office:value-type="float" office:value="10101144" calcext:value-type="float">
            <text:p>10101144</text:p>
          </table:table-cell>
          <table:table-cell/>
          <table:table-cell office:value-type="float" office:value="11568276" calcext:value-type="float">
            <text:p>11568276</text:p>
          </table:table-cell>
          <table:table-cell/>
        </table:table-row>
        <table:table-row table:style-name="ro1">
          <table:table-cell office:value-type="float" office:value="10264780" calcext:value-type="float">
            <text:p>10264780</text:p>
          </table:table-cell>
          <table:table-cell/>
          <table:table-cell office:value-type="float" office:value="11747036" calcext:value-type="float">
            <text:p>11747036</text:p>
          </table:table-cell>
          <table:table-cell/>
        </table:table-row>
        <table:table-row table:style-name="ro1">
          <table:table-cell office:value-type="float" office:value="10416876" calcext:value-type="float">
            <text:p>10416876</text:p>
          </table:table-cell>
          <table:table-cell/>
          <table:table-cell office:value-type="float" office:value="11926616" calcext:value-type="float">
            <text:p>11926616</text:p>
          </table:table-cell>
          <table:table-cell/>
        </table:table-row>
        <table:table-row table:style-name="ro1">
          <table:table-cell office:value-type="float" office:value="10607384" calcext:value-type="float">
            <text:p>10607384</text:p>
          </table:table-cell>
          <table:table-cell/>
          <table:table-cell office:value-type="float" office:value="11979804" calcext:value-type="float">
            <text:p>11979804</text:p>
          </table:table-cell>
          <table:table-cell/>
        </table:table-row>
        <table:table-row table:style-name="ro1">
          <table:table-cell office:value-type="float" office:value="10794016" calcext:value-type="float">
            <text:p>10794016</text:p>
          </table:table-cell>
          <table:table-cell/>
          <table:table-cell office:value-type="float" office:value="11995112" calcext:value-type="float">
            <text:p>11995112</text:p>
          </table:table-cell>
          <table:table-cell/>
        </table:table-row>
        <table:table-row table:style-name="ro1">
          <table:table-cell office:value-type="float" office:value="10953756" calcext:value-type="float">
            <text:p>10953756</text:p>
          </table:table-cell>
          <table:table-cell/>
          <table:table-cell office:value-type="float" office:value="12006376" calcext:value-type="float">
            <text:p>12006376</text:p>
          </table:table-cell>
          <table:table-cell/>
        </table:table-row>
        <table:table-row table:style-name="ro1">
          <table:table-cell office:value-type="float" office:value="11113712" calcext:value-type="float">
            <text:p>11113712</text:p>
          </table:table-cell>
          <table:table-cell/>
          <table:table-cell office:value-type="float" office:value="12018664" calcext:value-type="float">
            <text:p>12018664</text:p>
          </table:table-cell>
          <table:table-cell/>
        </table:table-row>
        <table:table-row table:style-name="ro1">
          <table:table-cell office:value-type="float" office:value="11272732" calcext:value-type="float">
            <text:p>11272732</text:p>
          </table:table-cell>
          <table:table-cell/>
          <table:table-cell office:value-type="float" office:value="12029928" calcext:value-type="float">
            <text:p>12029928</text:p>
          </table:table-cell>
          <table:table-cell/>
        </table:table-row>
        <table:table-row table:style-name="ro1">
          <table:table-cell office:value-type="float" office:value="11427644" calcext:value-type="float">
            <text:p>11427644</text:p>
          </table:table-cell>
          <table:table-cell/>
          <table:table-cell office:value-type="float" office:value="12041192" calcext:value-type="float">
            <text:p>12041192</text:p>
          </table:table-cell>
          <table:table-cell/>
        </table:table-row>
        <table:table-row table:style-name="ro1">
          <table:table-cell office:value-type="float" office:value="11583984" calcext:value-type="float">
            <text:p>11583984</text:p>
          </table:table-cell>
          <table:table-cell/>
          <table:table-cell office:value-type="float" office:value="12047336" calcext:value-type="float">
            <text:p>12047336</text:p>
          </table:table-cell>
          <table:table-cell/>
        </table:table-row>
        <table:table-row table:style-name="ro1">
          <table:table-cell office:value-type="float" office:value="11745792" calcext:value-type="float">
            <text:p>11745792</text:p>
          </table:table-cell>
          <table:table-cell/>
          <table:table-cell office:value-type="float" office:value="11005640" calcext:value-type="float">
            <text:p>11005640</text:p>
          </table:table-cell>
          <table:table-cell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</table:table>
      <table:table table:name="read" table:style-name="ta1">
        <table:shapes>
          <draw:frame draw:z-index="0" draw:style-name="gr1" draw:text-style-name="P1" svg:width="453.51pt" svg:height="255.09pt" svg:x="226.86pt" svg:y="4.34pt">
            <draw:object draw:notify-on-update-of-ranges="read.A1:read.A1 read.A2:read.A134 read.B1:read.B1 read.B2:read.B134 read.C1:read.C1 read.C2:read.C1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ad x1000</text:p>
          </table:table-cell>
          <table:table-cell office:value-type="string" calcext:value-type="string">
            <text:p>Read x10000</text:p>
          </table:table-cell>
          <table:table-cell office:value-type="string" calcext:value-type="string">
            <text:p>Read x100000</text:p>
          </table:table-cell>
        </table:table-row>
        <table:table-row table:style-name="ro1">
          <table:table-cell table:number-columns-repeated="3" office:value-type="float" office:value="876116" calcext:value-type="float">
            <text:p>876116</text:p>
          </table:table-cell>
        </table:table-row>
        <table:table-row table:style-name="ro1">
          <table:table-cell table:number-columns-repeated="3" office:value-type="float" office:value="876116" calcext:value-type="float">
            <text:p>876116</text:p>
          </table:table-cell>
        </table:table-row>
        <table:table-row table:style-name="ro1">
          <table:table-cell office:value-type="float" office:value="947116" calcext:value-type="float">
            <text:p>947116</text:p>
          </table:table-cell>
          <table:table-cell office:value-type="float" office:value="1020300" calcext:value-type="float">
            <text:p>1020300</text:p>
          </table:table-cell>
          <table:table-cell office:value-type="float" office:value="985068" calcext:value-type="float">
            <text:p>985068</text:p>
          </table:table-cell>
        </table:table-row>
        <table:table-row table:style-name="ro1">
          <table:table-cell office:value-type="float" office:value="1032168" calcext:value-type="float">
            <text:p>1032168</text:p>
          </table:table-cell>
          <table:table-cell office:value-type="float" office:value="1317920" calcext:value-type="float">
            <text:p>1317920</text:p>
          </table:table-cell>
          <table:table-cell office:value-type="float" office:value="1122984" calcext:value-type="float">
            <text:p>1122984</text:p>
          </table:table-cell>
        </table:table-row>
        <table:table-row table:style-name="ro1">
          <table:table-cell office:value-type="float" office:value="1029096" calcext:value-type="float">
            <text:p>1029096</text:p>
          </table:table-cell>
          <table:table-cell office:value-type="float" office:value="1783548" calcext:value-type="float">
            <text:p>1783548</text:p>
          </table:table-cell>
          <table:table-cell office:value-type="float" office:value="1236888" calcext:value-type="float">
            <text:p>12368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41540" calcext:value-type="float">
            <text:p>2041540</text:p>
          </table:table-cell>
          <table:table-cell office:value-type="float" office:value="1341372" calcext:value-type="float">
            <text:p>13413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16964" calcext:value-type="float">
            <text:p>2016964</text:p>
          </table:table-cell>
          <table:table-cell office:value-type="float" office:value="1461908" calcext:value-type="float">
            <text:p>146190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4676" calcext:value-type="float">
            <text:p>2004676</text:p>
          </table:table-cell>
          <table:table-cell office:value-type="float" office:value="1590644" calcext:value-type="float">
            <text:p>15906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06832" calcext:value-type="float">
            <text:p>17068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55272" calcext:value-type="float">
            <text:p>17552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57324" calcext:value-type="float">
            <text:p>175732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71656" calcext:value-type="float">
            <text:p>17716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73960" calcext:value-type="float">
            <text:p>17739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88296" calcext:value-type="float">
            <text:p>17882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90344" calcext:value-type="float">
            <text:p>1790344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6724" calcext:value-type="float">
            <text:p>2006724</text:p>
          </table:table-cell>
          <table:table-cell office:value-type="float" office:value="1805704" calcext:value-type="float">
            <text:p>1805704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6724" calcext:value-type="float">
            <text:p>2006724</text:p>
          </table:table-cell>
          <table:table-cell office:value-type="float" office:value="1807752" calcext:value-type="float">
            <text:p>1807752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815628" calcext:value-type="float">
            <text:p>181562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825160" calcext:value-type="float">
            <text:p>18251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119732" calcext:value-type="float">
            <text:p>21197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369564" calcext:value-type="float">
            <text:p>23695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728744" calcext:value-type="float">
            <text:p>27287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976040" calcext:value-type="float">
            <text:p>297604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329348" calcext:value-type="float">
            <text:p>332934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588632" calcext:value-type="float">
            <text:p>35886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884100" calcext:value-type="float">
            <text:p>388410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200012" calcext:value-type="float">
            <text:p>42000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407144" calcext:value-type="float">
            <text:p>44071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738632" calcext:value-type="float">
            <text:p>47386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015764" calcext:value-type="float">
            <text:p>50157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219852" calcext:value-type="float">
            <text:p>52198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455972" calcext:value-type="float">
            <text:p>54559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759860" calcext:value-type="float">
            <text:p>57598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036176" calcext:value-type="float">
            <text:p>60361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241284" calcext:value-type="float">
            <text:p>624128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446264" calcext:value-type="float">
            <text:p>64462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650268" calcext:value-type="float">
            <text:p>66502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854420" calcext:value-type="float">
            <text:p>685442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060988" calcext:value-type="float">
            <text:p>70609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265312" calcext:value-type="float">
            <text:p>72653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467440" calcext:value-type="float">
            <text:p>746744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671776" calcext:value-type="float">
            <text:p>76717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879352" calcext:value-type="float">
            <text:p>78793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083696" calcext:value-type="float">
            <text:p>80836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329812" calcext:value-type="float">
            <text:p>83298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569424" calcext:value-type="float">
            <text:p>856942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804016" calcext:value-type="float">
            <text:p>880401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052032" calcext:value-type="float">
            <text:p>90520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283712" calcext:value-type="float">
            <text:p>92837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516708" calcext:value-type="float">
            <text:p>951670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721296" calcext:value-type="float">
            <text:p>97212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926932" calcext:value-type="float">
            <text:p>99269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131696" calcext:value-type="float">
            <text:p>101316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337364" calcext:value-type="float">
            <text:p>103373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542064" calcext:value-type="float">
            <text:p>105420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746868" calcext:value-type="float">
            <text:p>107468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952664" calcext:value-type="float">
            <text:p>109526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158556" calcext:value-type="float">
            <text:p>111585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363396" calcext:value-type="float">
            <text:p>113633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540276" calcext:value-type="float">
            <text:p>115402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710312" calcext:value-type="float">
            <text:p>117103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867136" calcext:value-type="float">
            <text:p>1186713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78380" calcext:value-type="float">
            <text:p>1197838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81068" calcext:value-type="float">
            <text:p>119810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94348" calcext:value-type="float">
            <text:p>1199434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04828" calcext:value-type="float">
            <text:p>1200482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17116" calcext:value-type="float">
            <text:p>1201711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28380" calcext:value-type="float">
            <text:p>1202838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40668" calcext:value-type="float">
            <text:p>120406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2045788" calcext:value-type="float">
            <text:p>120457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2045788" calcext:value-type="float">
            <text:p>120457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92156" calcext:value-type="float">
            <text:p>115921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</table:table>
      <table:table table:name="size" table:style-name="ta1">
        <table:shapes>
          <draw:frame draw:z-index="0" draw:style-name="gr1" draw:text-style-name="P1" svg:width="453.51pt" svg:height="255.09pt" svg:x="307.25pt" svg:y="6.58pt">
            <draw:object draw:notify-on-update-of-ranges="size.A2:size.A2 size.A3:size.A19 size.B2:size.B2 size.B3:size.B19 size.C2:size.C2 size.C3:size.C19 size.D2:size.D2 size.D3:size.D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ode 12.1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80K</text:p>
          </table:table-cell>
        </table:table-row>
        <table:table-row table:style-name="ro1">
          <table:table-cell table:number-columns-repeated="4" office:value-type="float" office:value="560252" calcext:value-type="float">
            <text:p>560252</text:p>
          </table:table-cell>
        </table:table-row>
        <table:table-row table:style-name="ro1">
          <table:table-cell table:number-columns-repeated="4" office:value-type="float" office:value="560252" calcext:value-type="float">
            <text:p>560252</text:p>
          </table:table-cell>
        </table:table-row>
        <table:table-row table:style-name="ro1">
          <table:table-cell office:value-type="float" office:value="617848" calcext:value-type="float">
            <text:p>617848</text:p>
          </table:table-cell>
          <table:table-cell office:value-type="float" office:value="820232" calcext:value-type="float">
            <text:p>820232</text:p>
          </table:table-cell>
          <table:table-cell office:value-type="float" office:value="1019884" calcext:value-type="float">
            <text:p>1019884</text:p>
          </table:table-cell>
          <table:table-cell office:value-type="float" office:value="1419572" calcext:value-type="float">
            <text:p>1419572</text:p>
          </table:table-cell>
        </table:table-row>
        <table:table-row table:style-name="ro1">
          <table:table-cell office:value-type="float" office:value="718208" calcext:value-type="float">
            <text:p>718208</text:p>
          </table:table-cell>
          <table:table-cell office:value-type="float" office:value="815132" calcext:value-type="float">
            <text:p>815132</text:p>
          </table:table-cell>
          <table:table-cell office:value-type="float" office:value="1015708" calcext:value-type="float">
            <text:p>1015708</text:p>
          </table:table-cell>
          <table:table-cell office:value-type="float" office:value="1327448" calcext:value-type="float">
            <text:p>1327448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4" calcext:value-type="float">
            <text:p>1013404</text:p>
          </table:table-cell>
          <table:table-cell office:value-type="float" office:value="1325136" calcext:value-type="float">
            <text:p>1325136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325136" calcext:value-type="float">
            <text:p>1325136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325136" calcext:value-type="float">
            <text:p>1325136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</table:table>
      <table:table table:name="one hour" table:style-name="ta1">
        <table:shapes>
          <draw:frame draw:z-index="0" draw:name="1 hour wait" draw:style-name="gr1" draw:text-style-name="P1" svg:width="453.51pt" svg:height="255.09pt" svg:x="126.14pt" svg:y="20.15pt">
            <draw:object draw:notify-on-update-of-ranges="'one hour'.A1:'one hour'.A1 'one hour'.A2:'one hour'.A37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 office:value-type="string" calcext:value-type="string">
            <text:p>Node 12.14.1</text:p>
          </table:table-cell>
        </table:table-row>
        <table:table-row table:style-name="ro1">
          <table:table-cell office:value-type="float" office:value="560252" calcext:value-type="float">
            <text:p>560252</text:p>
          </table:table-cell>
        </table:table-row>
        <table:table-row table:style-name="ro1">
          <table:table-cell office:value-type="float" office:value="560252" calcext:value-type="float">
            <text:p>560252</text:p>
          </table:table-cell>
        </table:table-row>
        <table:table-row table:style-name="ro1">
          <table:table-cell office:value-type="float" office:value="705964" calcext:value-type="float">
            <text:p>705964</text:p>
          </table:table-cell>
        </table:table-row>
        <table:table-row table:style-name="ro1">
          <table:table-cell office:value-type="float" office:value="836636" calcext:value-type="float">
            <text:p>836636</text:p>
          </table:table-cell>
        </table:table-row>
        <table:table-row table:style-name="ro1">
          <table:table-cell office:value-type="float" office:value="974440" calcext:value-type="float">
            <text:p>974440</text:p>
          </table:table-cell>
        </table:table-row>
        <table:table-row table:style-name="ro1">
          <table:table-cell office:value-type="float" office:value="1116396" calcext:value-type="float">
            <text:p>1116396</text:p>
          </table:table-cell>
        </table:table-row>
        <table:table-row table:style-name="ro1">
          <table:table-cell office:value-type="float" office:value="1246036" calcext:value-type="float">
            <text:p>1246036</text:p>
          </table:table-cell>
        </table:table-row>
        <table:table-row table:style-name="ro1">
          <table:table-cell office:value-type="float" office:value="1377772" calcext:value-type="float">
            <text:p>1377772</text:p>
          </table:table-cell>
        </table:table-row>
        <table:table-row table:style-name="ro1">
          <table:table-cell office:value-type="float" office:value="1521664" calcext:value-type="float">
            <text:p>1521664</text:p>
          </table:table-cell>
        </table:table-row>
        <table:table-row table:style-name="ro1">
          <table:table-cell office:value-type="float" office:value="1624372" calcext:value-type="float">
            <text:p>1624372</text:p>
          </table:table-cell>
        </table:table-row>
        <table:table-row table:style-name="ro1">
          <table:table-cell office:value-type="float" office:value="1623856" calcext:value-type="float">
            <text:p>1623856</text:p>
          </table:table-cell>
        </table:table-row>
        <table:table-row table:style-name="ro1">
          <table:table-cell office:value-type="float" office:value="1638448" calcext:value-type="float">
            <text:p>1638448</text:p>
          </table:table-cell>
        </table:table-row>
        <table:table-row table:style-name="ro1">
          <table:table-cell office:value-type="float" office:value="1638448" calcext:value-type="float">
            <text:p>1638448</text:p>
          </table:table-cell>
        </table:table-row>
        <table:table-row table:style-name="ro1">
          <table:table-cell office:value-type="float" office:value="1654576" calcext:value-type="float">
            <text:p>1654576</text:p>
          </table:table-cell>
        </table:table-row>
        <table:table-row table:style-name="ro1">
          <table:table-cell office:value-type="float" office:value="1658160" calcext:value-type="float">
            <text:p>1658160</text:p>
          </table:table-cell>
        </table:table-row>
        <table:table-row table:style-name="ro1">
          <table:table-cell office:value-type="float" office:value="1670960" calcext:value-type="float">
            <text:p>1670960</text:p>
          </table:table-cell>
        </table:table-row>
        <table:table-row table:style-name="ro1">
          <table:table-cell office:value-type="float" office:value="1686832" calcext:value-type="float">
            <text:p>1686832</text:p>
          </table:table-cell>
        </table:table-row>
        <table:table-row table:style-name="ro1">
          <table:table-cell office:value-type="float" office:value="1702400" calcext:value-type="float">
            <text:p>1702400</text:p>
          </table:table-cell>
        </table:table-row>
        <table:table-row table:style-name="ro1">
          <table:table-cell office:value-type="float" office:value="1890432" calcext:value-type="float">
            <text:p>1890432</text:p>
          </table:table-cell>
        </table:table-row>
        <table:table-row table:style-name="ro1">
          <table:table-cell office:value-type="float" office:value="2112876" calcext:value-type="float">
            <text:p>2112876</text:p>
          </table:table-cell>
        </table:table-row>
        <table:table-row table:style-name="ro1">
          <table:table-cell office:value-type="float" office:value="2337872" calcext:value-type="float">
            <text:p>2337872</text:p>
          </table:table-cell>
        </table:table-row>
        <table:table-row table:style-name="ro1">
          <table:table-cell office:value-type="float" office:value="2562956" calcext:value-type="float">
            <text:p>2562956</text:p>
          </table:table-cell>
        </table:table-row>
        <table:table-row table:style-name="ro1">
          <table:table-cell office:value-type="float" office:value="2784976" calcext:value-type="float">
            <text:p>2784976</text:p>
          </table:table-cell>
        </table:table-row>
        <table:table-row table:style-name="ro1">
          <table:table-cell office:value-type="float" office:value="3009612" calcext:value-type="float">
            <text:p>3009612</text:p>
          </table:table-cell>
        </table:table-row>
        <table:table-row table:style-name="ro1">
          <table:table-cell office:value-type="float" office:value="3235360" calcext:value-type="float">
            <text:p>3235360</text:p>
          </table:table-cell>
        </table:table-row>
        <table:table-row table:style-name="ro1">
          <table:table-cell office:value-type="float" office:value="3459224" calcext:value-type="float">
            <text:p>3459224</text:p>
          </table:table-cell>
        </table:table-row>
        <table:table-row table:style-name="ro1">
          <table:table-cell office:value-type="float" office:value="3650940" calcext:value-type="float">
            <text:p>3650940</text:p>
          </table:table-cell>
        </table:table-row>
        <table:table-row table:style-name="ro1">
          <table:table-cell office:value-type="float" office:value="3842704" calcext:value-type="float">
            <text:p>3842704</text:p>
          </table:table-cell>
        </table:table-row>
        <table:table-row table:style-name="ro1">
          <table:table-cell office:value-type="float" office:value="4066268" calcext:value-type="float">
            <text:p>4066268</text:p>
          </table:table-cell>
        </table:table-row>
        <table:table-row table:style-name="ro1">
          <table:table-cell office:value-type="float" office:value="4287620" calcext:value-type="float">
            <text:p>4287620</text:p>
          </table:table-cell>
        </table:table-row>
        <table:table-row table:style-name="ro1">
          <table:table-cell office:value-type="float" office:value="4480900" calcext:value-type="float">
            <text:p>4480900</text:p>
          </table:table-cell>
        </table:table-row>
        <table:table-row table:style-name="ro1">
          <table:table-cell office:value-type="float" office:value="4670608" calcext:value-type="float">
            <text:p>4670608</text:p>
          </table:table-cell>
        </table:table-row>
        <table:table-row table:style-name="ro1">
          <table:table-cell office:value-type="float" office:value="4895500" calcext:value-type="float">
            <text:p>4895500</text:p>
          </table:table-cell>
        </table:table-row>
        <table:table-row table:style-name="ro1">
          <table:table-cell office:value-type="float" office:value="5093700" calcext:value-type="float">
            <text:p>5093700</text:p>
          </table:table-cell>
        </table:table-row>
        <table:table-row table:style-name="ro1">
          <table:table-cell office:value-type="float" office:value="5274780" calcext:value-type="float">
            <text:p>5274780</text:p>
          </table:table-cell>
        </table:table-row>
        <table:table-row table:style-name="ro1">
          <table:table-cell office:value-type="float" office:value="5496248" calcext:value-type="float">
            <text:p>5496248</text:p>
          </table:table-cell>
        </table:table-row>
        <table:table-row table:style-name="ro1">
          <table:table-cell office:value-type="float" office:value="5701040" calcext:value-type="float">
            <text:p>5701040</text:p>
          </table:table-cell>
        </table:table-row>
        <table:table-row table:style-name="ro1">
          <table:table-cell office:value-type="float" office:value="5881824" calcext:value-type="float">
            <text:p>5881824</text:p>
          </table:table-cell>
        </table:table-row>
        <table:table-row table:style-name="ro1">
          <table:table-cell office:value-type="float" office:value="6105880" calcext:value-type="float">
            <text:p>6105880</text:p>
          </table:table-cell>
        </table:table-row>
        <table:table-row table:style-name="ro1">
          <table:table-cell office:value-type="float" office:value="6296680" calcext:value-type="float">
            <text:p>6296680</text:p>
          </table:table-cell>
        </table:table-row>
        <table:table-row table:style-name="ro1">
          <table:table-cell office:value-type="float" office:value="6496900" calcext:value-type="float">
            <text:p>6496900</text:p>
          </table:table-cell>
        </table:table-row>
        <table:table-row table:style-name="ro1">
          <table:table-cell office:value-type="float" office:value="6704824" calcext:value-type="float">
            <text:p>6704824</text:p>
          </table:table-cell>
        </table:table-row>
        <table:table-row table:style-name="ro1">
          <table:table-cell office:value-type="float" office:value="6880728" calcext:value-type="float">
            <text:p>6880728</text:p>
          </table:table-cell>
        </table:table-row>
        <table:table-row table:style-name="ro1">
          <table:table-cell office:value-type="float" office:value="7101684" calcext:value-type="float">
            <text:p>7101684</text:p>
          </table:table-cell>
        </table:table-row>
        <table:table-row table:style-name="ro1">
          <table:table-cell office:value-type="float" office:value="7264152" calcext:value-type="float">
            <text:p>7264152</text:p>
          </table:table-cell>
        </table:table-row>
        <table:table-row table:style-name="ro1">
          <table:table-cell office:value-type="float" office:value="7478312" calcext:value-type="float">
            <text:p>7478312</text:p>
          </table:table-cell>
        </table:table-row>
        <table:table-row table:style-name="ro1">
          <table:table-cell office:value-type="float" office:value="7649596" calcext:value-type="float">
            <text:p>7649596</text:p>
          </table:table-cell>
        </table:table-row>
        <table:table-row table:style-name="ro1">
          <table:table-cell office:value-type="float" office:value="7845604" calcext:value-type="float">
            <text:p>7845604</text:p>
          </table:table-cell>
        </table:table-row>
        <table:table-row table:style-name="ro1">
          <table:table-cell office:value-type="float" office:value="8034652" calcext:value-type="float">
            <text:p>8034652</text:p>
          </table:table-cell>
        </table:table-row>
        <table:table-row table:style-name="ro1">
          <table:table-cell office:value-type="float" office:value="8234760" calcext:value-type="float">
            <text:p>8234760</text:p>
          </table:table-cell>
        </table:table-row>
        <table:table-row table:style-name="ro1">
          <table:table-cell office:value-type="float" office:value="8418752" calcext:value-type="float">
            <text:p>8418752</text:p>
          </table:table-cell>
        </table:table-row>
        <table:table-row table:style-name="ro1">
          <table:table-cell office:value-type="float" office:value="8618996" calcext:value-type="float">
            <text:p>8618996</text:p>
          </table:table-cell>
        </table:table-row>
        <table:table-row table:style-name="ro1">
          <table:table-cell office:value-type="float" office:value="8801556" calcext:value-type="float">
            <text:p>8801556</text:p>
          </table:table-cell>
        </table:table-row>
        <table:table-row table:style-name="ro1">
          <table:table-cell office:value-type="float" office:value="8992448" calcext:value-type="float">
            <text:p>8992448</text:p>
          </table:table-cell>
        </table:table-row>
        <table:table-row table:style-name="ro1">
          <table:table-cell office:value-type="float" office:value="9187096" calcext:value-type="float">
            <text:p>9187096</text:p>
          </table:table-cell>
        </table:table-row>
        <table:table-row table:style-name="ro1">
          <table:table-cell office:value-type="float" office:value="9350948" calcext:value-type="float">
            <text:p>9350948</text:p>
          </table:table-cell>
        </table:table-row>
        <table:table-row table:style-name="ro1">
          <table:table-cell office:value-type="float" office:value="9572492" calcext:value-type="float">
            <text:p>9572492</text:p>
          </table:table-cell>
        </table:table-row>
        <table:table-row table:style-name="ro1">
          <table:table-cell office:value-type="float" office:value="9738768" calcext:value-type="float">
            <text:p>9738768</text:p>
          </table:table-cell>
        </table:table-row>
        <table:table-row table:style-name="ro1">
          <table:table-cell office:value-type="float" office:value="9939724" calcext:value-type="float">
            <text:p>9939724</text:p>
          </table:table-cell>
        </table:table-row>
        <table:table-row table:style-name="ro1">
          <table:table-cell office:value-type="float" office:value="10122628" calcext:value-type="float">
            <text:p>10122628</text:p>
          </table:table-cell>
        </table:table-row>
        <table:table-row table:style-name="ro1">
          <table:table-cell office:value-type="float" office:value="10285068" calcext:value-type="float">
            <text:p>10285068</text:p>
          </table:table-cell>
        </table:table-row>
        <table:table-row table:style-name="ro1">
          <table:table-cell office:value-type="float" office:value="10489264" calcext:value-type="float">
            <text:p>10489264</text:p>
          </table:table-cell>
        </table:table-row>
        <table:table-row table:style-name="ro1">
          <table:table-cell office:value-type="float" office:value="10667996" calcext:value-type="float">
            <text:p>10667996</text:p>
          </table:table-cell>
        </table:table-row>
        <table:table-row table:style-name="ro1">
          <table:table-cell office:value-type="float" office:value="10830900" calcext:value-type="float">
            <text:p>10830900</text:p>
          </table:table-cell>
        </table:table-row>
        <table:table-row table:style-name="ro1">
          <table:table-cell office:value-type="float" office:value="11015964" calcext:value-type="float">
            <text:p>11015964</text:p>
          </table:table-cell>
        </table:table-row>
        <table:table-row table:style-name="ro1">
          <table:table-cell office:value-type="float" office:value="11214648" calcext:value-type="float">
            <text:p>11214648</text:p>
          </table:table-cell>
        </table:table-row>
        <table:table-row table:style-name="ro1">
          <table:table-cell office:value-type="float" office:value="11381344" calcext:value-type="float">
            <text:p>11381344</text:p>
          </table:table-cell>
        </table:table-row>
        <table:table-row table:style-name="ro1">
          <table:table-cell office:value-type="float" office:value="11571544" calcext:value-type="float">
            <text:p>11571544</text:p>
          </table:table-cell>
        </table:table-row>
        <table:table-row table:style-name="ro1">
          <table:table-cell office:value-type="float" office:value="11764460" calcext:value-type="float">
            <text:p>11764460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0780" calcext:value-type="float">
            <text:p>11800780</text:p>
          </table:table-cell>
        </table:table-row>
        <table:table-row table:style-name="ro1">
          <table:table-cell office:value-type="float" office:value="11349708" calcext:value-type="float">
            <text:p>11349708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588" calcext:value-type="float">
            <text:p>11344588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5:29:27.467515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17:03.944122121</meta:creation-date>
    <dc:date>2020-01-15T15:31:35.928901463</dc:date>
    <meta:editing-duration>PT28M17S</meta:editing-duration>
    <meta:editing-cycles>5</meta:editing-cycles>
    <meta:generator>LibreOffice/6.0.7.3$Linux_X86_64 LibreOffice_project/00m0$Build-3</meta:generator>
    <meta:document-statistic meta:table-count="4" meta:cell-count="43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3.454cm" style:legend-expansion="high" chart:style-name="ch2"/>
        <chart:plot-area chart:style-name="ch3" table:cell-range-address="node.A2:node.D80" chart:data-source-has-labels="row" svg:x="0.32cm" svg:y="0.18cm" svg:width="11cm" svg:height="8.64cm">
          <chartooo:coordinate-region svg:x="2.053cm" svg:y="0.379cm" svg:width="9.2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de.A3:node.A80" chart:label-cell-address="node.A2:node.A2" chart:class="chart:line">
            <chart:data-point chart:repeated="78"/>
          </chart:series>
          <chart:series chart:style-name="ch7" chart:values-cell-range-address="node.B3:node.B80" chart:label-cell-address="node.B2:node.B2" chart:class="chart:line">
            <chart:data-point chart:repeated="78"/>
          </chart:series>
          <chart:series chart:style-name="ch8" chart:values-cell-range-address="node.C3:node.C80" chart:label-cell-address="node.C2:node.C2" chart:class="chart:line">
            <chart:data-point chart:repeated="78"/>
          </chart:series>
          <chart:series chart:style-name="ch9" chart:values-cell-range-address="node.D3:node.D80" chart:label-cell-address="node.D2:node.D2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 node 12.14.1</text:p>
                <draw:g>
                  <svg:desc>node.A2:node.A2</svg:desc>
                </draw:g>
              </table:table-cell>
              <table:table-cell office:value-type="string">
                <text:p>sync node 12.14.1</text:p>
                <draw:g>
                  <svg:desc>node.B2:node.B2</svg:desc>
                </draw:g>
              </table:table-cell>
              <table:table-cell office:value-type="string">
                <text:p>async node 6.17.1</text:p>
                <draw:g>
                  <svg:desc>node.C2:node.C2</svg:desc>
                </draw:g>
              </table:table-cell>
              <table:table-cell office:value-type="string">
                <text:p>sync node 6.17.1</text:p>
                <draw:g>
                  <svg:desc>node.D2:nod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4272">
                <text:p>784272</text:p>
                <draw:g>
                  <svg:desc>node.A3:node.A80</svg:desc>
                </draw:g>
              </table:table-cell>
              <table:table-cell office:value-type="float" office:value="570740">
                <text:p>570740</text:p>
                <draw:g>
                  <svg:desc>node.B3:node.B80</svg:desc>
                </draw:g>
              </table:table-cell>
              <table:table-cell office:value-type="float" office:value="678484">
                <text:p>678484</text:p>
                <draw:g>
                  <svg:desc>node.C3:node.C80</svg:desc>
                </draw:g>
              </table:table-cell>
              <table:table-cell office:value-type="float" office:value="921780">
                <text:p>921780</text:p>
                <draw:g>
                  <svg:desc>node.D3:node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7288">
                <text:p>927288</text:p>
              </table:table-cell>
              <table:table-cell office:value-type="float" office:value="622520">
                <text:p>622520</text:p>
              </table:table-cell>
              <table:table-cell office:value-type="float" office:value="1055368">
                <text:p>105536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1740">
                <text:p>1061740</text:p>
              </table:table-cell>
              <table:table-cell office:value-type="float" office:value="622520">
                <text:p>622520</text:p>
              </table:table-cell>
              <table:table-cell office:value-type="float" office:value="1163956">
                <text:p>1163956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8624">
                <text:p>1178624</text:p>
              </table:table-cell>
              <table:table-cell office:value-type="float" office:value="622520">
                <text:p>622520</text:p>
              </table:table-cell>
              <table:table-cell office:value-type="float" office:value="1279608">
                <text:p>12796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776">
                <text:p>1313776</text:p>
              </table:table-cell>
              <table:table-cell office:value-type="float" office:value="622520">
                <text:p>622520</text:p>
              </table:table-cell>
              <table:table-cell office:value-type="float" office:value="1397424">
                <text:p>1397424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5332">
                <text:p>1445332</text:p>
              </table:table-cell>
              <table:table-cell office:value-type="float" office:value="622508">
                <text:p>622508</text:p>
              </table:table-cell>
              <table:table-cell office:value-type="float" office:value="1508708">
                <text:p>15087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0040">
                <text:p>1570040</text:p>
              </table:table-cell>
              <table:table-cell office:value-type="float" office:value="622488">
                <text:p>622488</text:p>
              </table:table-cell>
              <table:table-cell office:value-type="float" office:value="1617912">
                <text:p>161791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936">
                <text:p>1627936</text:p>
              </table:table-cell>
              <table:table-cell office:value-type="float" office:value="622540">
                <text:p>622540</text:p>
              </table:table-cell>
              <table:table-cell office:value-type="float" office:value="1736120">
                <text:p>1736120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7420">
                <text:p>1627420</text:p>
              </table:table-cell>
              <table:table-cell office:value-type="float" office:value="622540">
                <text:p>622540</text:p>
              </table:table-cell>
              <table:table-cell office:value-type="float" office:value="1757072">
                <text:p>175707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3548">
                <text:p>1643548</text:p>
              </table:table-cell>
              <table:table-cell office:value-type="float" office:value="622488">
                <text:p>622488</text:p>
              </table:table-cell>
              <table:table-cell office:value-type="float" office:value="1760148">
                <text:p>176014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3548">
                <text:p>1643548</text:p>
              </table:table-cell>
              <table:table-cell office:value-type="float" office:value="622520">
                <text:p>622520</text:p>
              </table:table-cell>
              <table:table-cell office:value-type="float" office:value="1774480">
                <text:p>177448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77040">
                <text:p>177704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91376">
                <text:p>179137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6572">
                <text:p>1676572</text:p>
              </table:table-cell>
              <table:table-cell office:value-type="float" office:value="622488">
                <text:p>622488</text:p>
              </table:table-cell>
              <table:table-cell office:value-type="float" office:value="1793424">
                <text:p>17934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700">
                <text:p>1692700</text:p>
              </table:table-cell>
              <table:table-cell office:value-type="float" office:value="622488">
                <text:p>622488</text:p>
              </table:table-cell>
              <table:table-cell office:value-type="float" office:value="1795472">
                <text:p>17954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0768">
                <text:p>1830768</text:p>
              </table:table-cell>
              <table:table-cell office:value-type="float" office:value="622488">
                <text:p>622488</text:p>
              </table:table-cell>
              <table:table-cell office:value-type="float" office:value="1808784">
                <text:p>180878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0856">
                <text:p>2040856</text:p>
              </table:table-cell>
              <table:table-cell office:value-type="float" office:value="622488">
                <text:p>622488</text:p>
              </table:table-cell>
              <table:table-cell office:value-type="float" office:value="1810832">
                <text:p>181083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5868">
                <text:p>2265868</text:p>
              </table:table-cell>
              <table:table-cell office:value-type="float" office:value="622488">
                <text:p>622488</text:p>
              </table:table-cell>
              <table:table-cell office:value-type="float" office:value="1825168">
                <text:p>182516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85696">
                <text:p>2485696</text:p>
              </table:table-cell>
              <table:table-cell office:value-type="float" office:value="622488">
                <text:p>622488</text:p>
              </table:table-cell>
              <table:table-cell office:value-type="float" office:value="2038296">
                <text:p>20382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1584">
                <text:p>2711584</text:p>
              </table:table-cell>
              <table:table-cell office:value-type="float" office:value="622488">
                <text:p>622488</text:p>
              </table:table-cell>
              <table:table-cell office:value-type="float" office:value="2380008">
                <text:p>238000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2436">
                <text:p>2932436</text:p>
              </table:table-cell>
              <table:table-cell office:value-type="float" office:value="622488">
                <text:p>622488</text:p>
              </table:table-cell>
              <table:table-cell office:value-type="float" office:value="2594188">
                <text:p>259418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3732">
                <text:p>3123732</text:p>
              </table:table-cell>
              <table:table-cell office:value-type="float" office:value="622488">
                <text:p>622488</text:p>
              </table:table-cell>
              <table:table-cell office:value-type="float" office:value="2952924">
                <text:p>29529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0756">
                <text:p>3320756</text:p>
              </table:table-cell>
              <table:table-cell office:value-type="float" office:value="622488">
                <text:p>622488</text:p>
              </table:table-cell>
              <table:table-cell office:value-type="float" office:value="3190156">
                <text:p>319015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42188">
                <text:p>3542188</text:p>
              </table:table-cell>
              <table:table-cell office:value-type="float" office:value="NaN">
                <text:p>NaN</text:p>
              </table:table-cell>
              <table:table-cell office:value-type="float" office:value="3487064">
                <text:p>348706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8708">
                <text:p>3728708</text:p>
              </table:table-cell>
              <table:table-cell office:value-type="float" office:value="NaN">
                <text:p>NaN</text:p>
              </table:table-cell>
              <table:table-cell office:value-type="float" office:value="3798404">
                <text:p>379840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16684">
                <text:p>3916684</text:p>
              </table:table-cell>
              <table:table-cell office:value-type="float" office:value="NaN">
                <text:p>NaN</text:p>
              </table:table-cell>
              <table:table-cell office:value-type="float" office:value="4006772">
                <text:p>40067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5016">
                <text:p>4135016</text:p>
              </table:table-cell>
              <table:table-cell office:value-type="float" office:value="NaN">
                <text:p>NaN</text:p>
              </table:table-cell>
              <table:table-cell office:value-type="float" office:value="4362400">
                <text:p>436240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0976">
                <text:p>4330976</text:p>
              </table:table-cell>
              <table:table-cell office:value-type="float" office:value="NaN">
                <text:p>NaN</text:p>
              </table:table-cell>
              <table:table-cell office:value-type="float" office:value="4611116">
                <text:p>461111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2512">
                <text:p>4512512</text:p>
              </table:table-cell>
              <table:table-cell office:value-type="float" office:value="NaN">
                <text:p>NaN</text:p>
              </table:table-cell>
              <table:table-cell office:value-type="float" office:value="4820496">
                <text:p>48204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33200">
                <text:p>4733200</text:p>
              </table:table-cell>
              <table:table-cell office:value-type="float" office:value="NaN">
                <text:p>NaN</text:p>
              </table:table-cell>
              <table:table-cell office:value-type="float" office:value="5161316">
                <text:p>516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92908">
                <text:p>4892908</text:p>
              </table:table-cell>
              <table:table-cell office:value-type="float" office:value="NaN">
                <text:p>NaN</text:p>
              </table:table-cell>
              <table:table-cell office:value-type="float" office:value="5425820">
                <text:p>5425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14672">
                <text:p>5114672</text:p>
              </table:table-cell>
              <table:table-cell office:value-type="float" office:value="NaN">
                <text:p>NaN</text:p>
              </table:table-cell>
              <table:table-cell office:value-type="float" office:value="5630996">
                <text:p>563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91980">
                <text:p>5291980</text:p>
              </table:table-cell>
              <table:table-cell office:value-type="float" office:value="NaN">
                <text:p>NaN</text:p>
              </table:table-cell>
              <table:table-cell office:value-type="float" office:value="5902668">
                <text:p>590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1988">
                <text:p>5491988</text:p>
              </table:table-cell>
              <table:table-cell office:value-type="float" office:value="NaN">
                <text:p>NaN</text:p>
              </table:table-cell>
              <table:table-cell office:value-type="float" office:value="6208700">
                <text:p>620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5328">
                <text:p>5685328</text:p>
              </table:table-cell>
              <table:table-cell office:value-type="float" office:value="NaN">
                <text:p>NaN</text:p>
              </table:table-cell>
              <table:table-cell office:value-type="float" office:value="6446096">
                <text:p>644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74224">
                <text:p>5874224</text:p>
              </table:table-cell>
              <table:table-cell office:value-type="float" office:value="NaN">
                <text:p>NaN</text:p>
              </table:table-cell>
              <table:table-cell office:value-type="float" office:value="6651472">
                <text:p>665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71472">
                <text:p>6071472</text:p>
              </table:table-cell>
              <table:table-cell office:value-type="float" office:value="NaN">
                <text:p>NaN</text:p>
              </table:table-cell>
              <table:table-cell office:value-type="float" office:value="6858504">
                <text:p>685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4784">
                <text:p>6254784</text:p>
              </table:table-cell>
              <table:table-cell office:value-type="float" office:value="NaN">
                <text:p>NaN</text:p>
              </table:table-cell>
              <table:table-cell office:value-type="float" office:value="7114552">
                <text:p>711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57468">
                <text:p>6457468</text:p>
              </table:table-cell>
              <table:table-cell office:value-type="float" office:value="NaN">
                <text:p>NaN</text:p>
              </table:table-cell>
              <table:table-cell office:value-type="float" office:value="7368368">
                <text:p>736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41512">
                <text:p>6641512</text:p>
              </table:table-cell>
              <table:table-cell office:value-type="float" office:value="NaN">
                <text:p>NaN</text:p>
              </table:table-cell>
              <table:table-cell office:value-type="float" office:value="7621856">
                <text:p>762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42016">
                <text:p>6842016</text:p>
              </table:table-cell>
              <table:table-cell office:value-type="float" office:value="NaN">
                <text:p>NaN</text:p>
              </table:table-cell>
              <table:table-cell office:value-type="float" office:value="7824476">
                <text:p>782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24032">
                <text:p>7024032</text:p>
              </table:table-cell>
              <table:table-cell office:value-type="float" office:value="NaN">
                <text:p>NaN</text:p>
              </table:table-cell>
              <table:table-cell office:value-type="float" office:value="8050236">
                <text:p>805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11036">
                <text:p>7211036</text:p>
              </table:table-cell>
              <table:table-cell office:value-type="float" office:value="NaN">
                <text:p>NaN</text:p>
              </table:table-cell>
              <table:table-cell office:value-type="float" office:value="8269276">
                <text:p>826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08884">
                <text:p>7408884</text:p>
              </table:table-cell>
              <table:table-cell office:value-type="float" office:value="NaN">
                <text:p>NaN</text:p>
              </table:table-cell>
              <table:table-cell office:value-type="float" office:value="8490908">
                <text:p>849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90280">
                <text:p>7590280</text:p>
              </table:table-cell>
              <table:table-cell office:value-type="float" office:value="NaN">
                <text:p>NaN</text:p>
              </table:table-cell>
              <table:table-cell office:value-type="float" office:value="8696420">
                <text:p>8696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89240">
                <text:p>7789240</text:p>
              </table:table-cell>
              <table:table-cell office:value-type="float" office:value="NaN">
                <text:p>NaN</text:p>
              </table:table-cell>
              <table:table-cell office:value-type="float" office:value="8900820">
                <text:p>8900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52176">
                <text:p>7952176</text:p>
              </table:table-cell>
              <table:table-cell office:value-type="float" office:value="NaN">
                <text:p>NaN</text:p>
              </table:table-cell>
              <table:table-cell office:value-type="float" office:value="9106344">
                <text:p>910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51764">
                <text:p>8151764</text:p>
              </table:table-cell>
              <table:table-cell office:value-type="float" office:value="NaN">
                <text:p>NaN</text:p>
              </table:table-cell>
              <table:table-cell office:value-type="float" office:value="9311028">
                <text:p>931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9608">
                <text:p>8329608</text:p>
              </table:table-cell>
              <table:table-cell office:value-type="float" office:value="NaN">
                <text:p>NaN</text:p>
              </table:table-cell>
              <table:table-cell office:value-type="float" office:value="9515612">
                <text:p>951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87632">
                <text:p>8487632</text:p>
              </table:table-cell>
              <table:table-cell office:value-type="float" office:value="NaN">
                <text:p>NaN</text:p>
              </table:table-cell>
              <table:table-cell office:value-type="float" office:value="9721208">
                <text:p>972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73144">
                <text:p>8673144</text:p>
              </table:table-cell>
              <table:table-cell office:value-type="float" office:value="NaN">
                <text:p>NaN</text:p>
              </table:table-cell>
              <table:table-cell office:value-type="float" office:value="9925804">
                <text:p>992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0448">
                <text:p>8840448</text:p>
              </table:table-cell>
              <table:table-cell office:value-type="float" office:value="NaN">
                <text:p>NaN</text:p>
              </table:table-cell>
              <table:table-cell office:value-type="float" office:value="10131612">
                <text:p>1013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21368">
                <text:p>9021368</text:p>
              </table:table-cell>
              <table:table-cell office:value-type="float" office:value="NaN">
                <text:p>NaN</text:p>
              </table:table-cell>
              <table:table-cell office:value-type="float" office:value="10336276">
                <text:p>1033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83424">
                <text:p>9183424</text:p>
              </table:table-cell>
              <table:table-cell office:value-type="float" office:value="NaN">
                <text:p>NaN</text:p>
              </table:table-cell>
              <table:table-cell office:value-type="float" office:value="10541968">
                <text:p>1054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1760">
                <text:p>9381760</text:p>
              </table:table-cell>
              <table:table-cell office:value-type="float" office:value="NaN">
                <text:p>NaN</text:p>
              </table:table-cell>
              <table:table-cell office:value-type="float" office:value="10746856">
                <text:p>1074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65516">
                <text:p>9565516</text:p>
              </table:table-cell>
              <table:table-cell office:value-type="float" office:value="NaN">
                <text:p>NaN</text:p>
              </table:table-cell>
              <table:table-cell office:value-type="float" office:value="10951624">
                <text:p>1095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24912">
                <text:p>9724912</text:p>
              </table:table-cell>
              <table:table-cell office:value-type="float" office:value="NaN">
                <text:p>NaN</text:p>
              </table:table-cell>
              <table:table-cell office:value-type="float" office:value="11157436">
                <text:p>11157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24436">
                <text:p>9924436</text:p>
              </table:table-cell>
              <table:table-cell office:value-type="float" office:value="NaN">
                <text:p>NaN</text:p>
              </table:table-cell>
              <table:table-cell office:value-type="float" office:value="11362368">
                <text:p>1136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01144">
                <text:p>10101144</text:p>
              </table:table-cell>
              <table:table-cell office:value-type="float" office:value="NaN">
                <text:p>NaN</text:p>
              </table:table-cell>
              <table:table-cell office:value-type="float" office:value="11568276">
                <text:p>1156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64780">
                <text:p>10264780</text:p>
              </table:table-cell>
              <table:table-cell office:value-type="float" office:value="NaN">
                <text:p>NaN</text:p>
              </table:table-cell>
              <table:table-cell office:value-type="float" office:value="11747036">
                <text:p>1174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16876">
                <text:p>10416876</text:p>
              </table:table-cell>
              <table:table-cell office:value-type="float" office:value="NaN">
                <text:p>NaN</text:p>
              </table:table-cell>
              <table:table-cell office:value-type="float" office:value="11926616">
                <text:p>1192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07384">
                <text:p>10607384</text:p>
              </table:table-cell>
              <table:table-cell office:value-type="float" office:value="NaN">
                <text:p>NaN</text:p>
              </table:table-cell>
              <table:table-cell office:value-type="float" office:value="11979804">
                <text:p>1197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4016">
                <text:p>10794016</text:p>
              </table:table-cell>
              <table:table-cell office:value-type="float" office:value="NaN">
                <text:p>NaN</text:p>
              </table:table-cell>
              <table:table-cell office:value-type="float" office:value="11995112">
                <text:p>1199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53756">
                <text:p>10953756</text:p>
              </table:table-cell>
              <table:table-cell office:value-type="float" office:value="NaN">
                <text:p>NaN</text:p>
              </table:table-cell>
              <table:table-cell office:value-type="float" office:value="12006376">
                <text:p>1200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13712">
                <text:p>11113712</text:p>
              </table:table-cell>
              <table:table-cell office:value-type="float" office:value="NaN">
                <text:p>NaN</text:p>
              </table:table-cell>
              <table:table-cell office:value-type="float" office:value="12018664">
                <text:p>1201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72732">
                <text:p>11272732</text:p>
              </table:table-cell>
              <table:table-cell office:value-type="float" office:value="NaN">
                <text:p>NaN</text:p>
              </table:table-cell>
              <table:table-cell office:value-type="float" office:value="12029928">
                <text:p>120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27644">
                <text:p>11427644</text:p>
              </table:table-cell>
              <table:table-cell office:value-type="float" office:value="NaN">
                <text:p>NaN</text:p>
              </table:table-cell>
              <table:table-cell office:value-type="float" office:value="12041192">
                <text:p>1204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83984">
                <text:p>11583984</text:p>
              </table:table-cell>
              <table:table-cell office:value-type="float" office:value="NaN">
                <text:p>NaN</text:p>
              </table:table-cell>
              <table:table-cell office:value-type="float" office:value="12047336">
                <text:p>1204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45792">
                <text:p>11745792</text:p>
              </table:table-cell>
              <table:table-cell office:value-type="float" office:value="NaN">
                <text:p>NaN</text:p>
              </table:table-cell>
              <table:table-cell office:value-type="float" office:value="11005640">
                <text:p>1100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1 hour wait (node 12.14.1)</text:p>
        </chart:title>
        <chart:plot-area chart:style-name="ch3" table:cell-range-address="'one hour'.A1:'one hour'.A3777" chart:data-source-has-labels="row" svg:x="0.32cm" svg:y="1.275cm" svg:width="15.36cm" svg:height="7.545cm">
          <chartooo:coordinate-region svg:x="1.867cm" svg:y="1.474cm" svg:width="13.25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ne hour'.A2:'one hour'.A3777" chart:label-cell-address="'one hour'.A1:'one hour'.A1" chart:class="chart:scatter">
            <chart:data-point chart:repeated="37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 12.14.1</text:p>
                <draw:g>
                  <svg:desc>'one hour'.A1:'one hour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252">
                <text:p>560252</text:p>
                <draw:g>
                  <svg:desc>'one hour'.A2:'one hour'.A37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252">
                <text:p>560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5964">
                <text:p>70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6636">
                <text:p>836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4440">
                <text:p>974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396">
                <text:p>1116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6036">
                <text:p>1246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7772">
                <text:p>137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1664">
                <text:p>1521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4372">
                <text:p>1624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3856">
                <text:p>1623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8448">
                <text:p>1638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48">
                <text:p>1638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4576">
                <text:p>1654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8160">
                <text:p>1658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0960">
                <text:p>16709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6832">
                <text:p>1686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2400">
                <text:p>1702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0432">
                <text:p>1890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2876">
                <text:p>2112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7872">
                <text:p>2337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2956">
                <text:p>2562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84976">
                <text:p>2784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9612">
                <text:p>3009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5360">
                <text:p>3235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9224">
                <text:p>3459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50940">
                <text:p>3650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2704">
                <text:p>3842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66268">
                <text:p>406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87620">
                <text:p>4287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0900">
                <text:p>4480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70608">
                <text:p>4670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95500">
                <text:p>4895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93700">
                <text:p>5093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74780">
                <text:p>52747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96248">
                <text:p>5496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1040">
                <text:p>5701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81824">
                <text:p>5881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05880">
                <text:p>61058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6680">
                <text:p>6296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96900">
                <text:p>64969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04824">
                <text:p>6704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80728">
                <text:p>6880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01684">
                <text:p>710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64152">
                <text:p>7264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78312">
                <text:p>7478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49596">
                <text:p>7649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45604">
                <text:p>7845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34652">
                <text:p>8034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34760">
                <text:p>82347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18752">
                <text:p>8418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18996">
                <text:p>8618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01556">
                <text:p>8801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92448">
                <text:p>899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87096">
                <text:p>9187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50948">
                <text:p>9350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72492">
                <text:p>9572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38768">
                <text:p>9738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724">
                <text:p>9939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22628">
                <text:p>101226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85068">
                <text:p>10285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89264">
                <text:p>10489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67996">
                <text:p>10667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30900">
                <text:p>108309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15964">
                <text:p>11015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14648">
                <text:p>11214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381344">
                <text:p>11381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71544">
                <text:p>11571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64460">
                <text:p>117644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0780">
                <text:p>11800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49708">
                <text:p>11349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1344588">
                <text:p>11344588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1344332">
                <text:p>11344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703cm" style:legend-expansion="high" chart:style-name="ch2"/>
        <chart:plot-area chart:style-name="ch3" table:cell-range-address="read.A1:read.C134" chart:data-source-has-labels="row" svg:x="0.32cm" svg:y="0.18cm" svg:width="11.82cm" svg:height="8.64cm">
          <chartooo:coordinate-region svg:x="2.053cm" svg:y="0.301cm" svg:width="10.08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d.A2:read.A134" chart:label-cell-address="read.A1:read.A1" chart:class="chart:line">
            <chart:data-point chart:repeated="133"/>
          </chart:series>
          <chart:series chart:style-name="ch7" chart:values-cell-range-address="read.B2:read.B134" chart:label-cell-address="read.B1:read.B1" chart:class="chart:line">
            <chart:data-point chart:repeated="133"/>
          </chart:series>
          <chart:series chart:style-name="ch8" chart:values-cell-range-address="read.C2:read.C134" chart:label-cell-address="read.C1:read.C1" chart:class="chart:line">
            <chart:data-point chart:repeated="1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x1000</text:p>
                <draw:g>
                  <svg:desc>read.A1:read.A1</svg:desc>
                </draw:g>
              </table:table-cell>
              <table:table-cell office:value-type="string">
                <text:p>Read x10000</text:p>
                <draw:g>
                  <svg:desc>read.B1:read.B1</svg:desc>
                </draw:g>
              </table:table-cell>
              <table:table-cell office:value-type="string">
                <text:p>Read x100000</text:p>
                <draw:g>
                  <svg:desc>read.C1:re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6116">
                <text:p>876116</text:p>
                <draw:g>
                  <svg:desc>read.A2:read.A134</svg:desc>
                </draw:g>
              </table:table-cell>
              <table:table-cell office:value-type="float" office:value="876116">
                <text:p>876116</text:p>
                <draw:g>
                  <svg:desc>read.B2:read.B134</svg:desc>
                </draw:g>
              </table:table-cell>
              <table:table-cell office:value-type="float" office:value="876116">
                <text:p>876116</text:p>
                <draw:g>
                  <svg:desc>read.C2:read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6116">
                <text:p>876116</text:p>
              </table:table-cell>
              <table:table-cell office:value-type="float" office:value="876116">
                <text:p>876116</text:p>
              </table:table-cell>
              <table:table-cell office:value-type="float" office:value="876116">
                <text:p>876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7116">
                <text:p>947116</text:p>
              </table:table-cell>
              <table:table-cell office:value-type="float" office:value="1020300">
                <text:p>1020300</text:p>
              </table:table-cell>
              <table:table-cell office:value-type="float" office:value="985068">
                <text:p>985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168">
                <text:p>1032168</text:p>
              </table:table-cell>
              <table:table-cell office:value-type="float" office:value="1317920">
                <text:p>1317920</text:p>
              </table:table-cell>
              <table:table-cell office:value-type="float" office:value="1122984">
                <text:p>1122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096">
                <text:p>1029096</text:p>
              </table:table-cell>
              <table:table-cell office:value-type="float" office:value="1783548">
                <text:p>1783548</text:p>
              </table:table-cell>
              <table:table-cell office:value-type="float" office:value="1236888">
                <text:p>1236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0120">
                <text:p>1030120</text:p>
              </table:table-cell>
              <table:table-cell office:value-type="float" office:value="2041540">
                <text:p>2041540</text:p>
              </table:table-cell>
              <table:table-cell office:value-type="float" office:value="1341372">
                <text:p>1341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120">
                <text:p>1030120</text:p>
              </table:table-cell>
              <table:table-cell office:value-type="float" office:value="2016964">
                <text:p>2016964</text:p>
              </table:table-cell>
              <table:table-cell office:value-type="float" office:value="1461908">
                <text:p>146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0120">
                <text:p>1030120</text:p>
              </table:table-cell>
              <table:table-cell office:value-type="float" office:value="2004676">
                <text:p>2004676</text:p>
              </table:table-cell>
              <table:table-cell office:value-type="float" office:value="1590644">
                <text:p>159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06832">
                <text:p>1706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55272">
                <text:p>1755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57324">
                <text:p>1757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71656">
                <text:p>1771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73960">
                <text:p>17739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88296">
                <text:p>1788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90344">
                <text:p>179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1144">
                <text:p>1031144</text:p>
              </table:table-cell>
              <table:table-cell office:value-type="float" office:value="2006724">
                <text:p>2006724</text:p>
              </table:table-cell>
              <table:table-cell office:value-type="float" office:value="1805704">
                <text:p>1805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1144">
                <text:p>1031144</text:p>
              </table:table-cell>
              <table:table-cell office:value-type="float" office:value="2006724">
                <text:p>2006724</text:p>
              </table:table-cell>
              <table:table-cell office:value-type="float" office:value="1807752">
                <text:p>1807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1144">
                <text:p>1031144</text:p>
              </table:table-cell>
              <table:table-cell office:value-type="float" office:value="2005700">
                <text:p>2005700</text:p>
              </table:table-cell>
              <table:table-cell office:value-type="float" office:value="1815628">
                <text:p>1815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825160">
                <text:p>182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119732">
                <text:p>2119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369564">
                <text:p>2369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728744">
                <text:p>2728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976040">
                <text:p>29760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329348">
                <text:p>3329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588632">
                <text:p>3588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884100">
                <text:p>3884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200012">
                <text:p>420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407144">
                <text:p>4407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738632">
                <text:p>4738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015764">
                <text:p>5015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219852">
                <text:p>5219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455972">
                <text:p>5455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759860">
                <text:p>57598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036176">
                <text:p>603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241284">
                <text:p>624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446264">
                <text:p>6446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650268">
                <text:p>6650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854420">
                <text:p>68544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060988">
                <text:p>7060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265312">
                <text:p>7265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467440">
                <text:p>7467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671776">
                <text:p>7671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879352">
                <text:p>7879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083696">
                <text:p>8083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329812">
                <text:p>8329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569424">
                <text:p>8569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804016">
                <text:p>8804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052032">
                <text:p>9052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283712">
                <text:p>9283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516708">
                <text:p>9516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721296">
                <text:p>9721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926932">
                <text:p>9926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131696">
                <text:p>10131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337364">
                <text:p>10337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542064">
                <text:p>10542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746868">
                <text:p>10746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952664">
                <text:p>10952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158556">
                <text:p>11158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363396">
                <text:p>11363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540276">
                <text:p>11540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710312">
                <text:p>11710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867136">
                <text:p>11867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78380">
                <text:p>119783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81068">
                <text:p>11981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94348">
                <text:p>11994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04828">
                <text:p>12004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17116">
                <text:p>12017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28380">
                <text:p>120283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40668">
                <text:p>120406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2045788">
                <text:p>12045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2045788">
                <text:p>12045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92156">
                <text:p>11592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14cm" svg:y="0.316cm" chart:style-name="ch2">
          <text:p>Different file size (read x1000)</text:p>
        </chart:title>
        <chart:legend chart:legend-position="end" svg:x="14.047cm" svg:y="3.454cm" style:legend-expansion="high" chart:style-name="ch3"/>
        <chart:plot-area chart:style-name="ch4" table:cell-range-address="size.A2:size.D19" chart:data-source-has-labels="row" svg:x="0.32cm" svg:y="1.275cm" svg:width="13.407cm" svg:height="7.545cm">
          <chartooo:coordinate-region svg:x="1.682cm" svg:y="1.474cm" svg:width="11.67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ze.A3:size.A19" chart:label-cell-address="size.A2:size.A2" chart:class="chart:line">
            <chart:data-point chart:repeated="17"/>
          </chart:series>
          <chart:series chart:style-name="ch8" chart:values-cell-range-address="size.B3:size.B19" chart:label-cell-address="size.B2:size.B2" chart:class="chart:line">
            <chart:data-point chart:repeated="17"/>
          </chart:series>
          <chart:series chart:style-name="ch9" chart:values-cell-range-address="size.C3:size.C19" chart:label-cell-address="size.C2:size.C2" chart:class="chart:line">
            <chart:data-point chart:repeated="17"/>
          </chart:series>
          <chart:series chart:style-name="ch10" chart:values-cell-range-address="size.D3:size.D19" chart:label-cell-address="size.D2:size.D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ize.A2:size.A2</svg:desc>
                </draw:g>
              </table:table-cell>
              <table:table-cell office:value-type="string">
                <text:p>20K</text:p>
                <draw:g>
                  <svg:desc>size.B2:size.B2</svg:desc>
                </draw:g>
              </table:table-cell>
              <table:table-cell office:value-type="string">
                <text:p>40K</text:p>
                <draw:g>
                  <svg:desc>size.C2:size.C2</svg:desc>
                </draw:g>
              </table:table-cell>
              <table:table-cell office:value-type="string">
                <text:p>80K</text:p>
                <draw:g>
                  <svg:desc>size.D2:siz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252">
                <text:p>560252</text:p>
                <draw:g>
                  <svg:desc>size.A3:size.A19</svg:desc>
                </draw:g>
              </table:table-cell>
              <table:table-cell office:value-type="float" office:value="560252">
                <text:p>560252</text:p>
                <draw:g>
                  <svg:desc>size.B3:size.B19</svg:desc>
                </draw:g>
              </table:table-cell>
              <table:table-cell office:value-type="float" office:value="560252">
                <text:p>560252</text:p>
                <draw:g>
                  <svg:desc>size.C3:size.C19</svg:desc>
                </draw:g>
              </table:table-cell>
              <table:table-cell office:value-type="float" office:value="560252">
                <text:p>560252</text:p>
                <draw:g>
                  <svg:desc>size.D3:size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252">
                <text:p>560252</text:p>
              </table:table-cell>
              <table:table-cell office:value-type="float" office:value="560252">
                <text:p>560252</text:p>
              </table:table-cell>
              <table:table-cell office:value-type="float" office:value="560252">
                <text:p>560252</text:p>
              </table:table-cell>
              <table:table-cell office:value-type="float" office:value="560252">
                <text:p>560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7848">
                <text:p>617848</text:p>
              </table:table-cell>
              <table:table-cell office:value-type="float" office:value="820232">
                <text:p>820232</text:p>
              </table:table-cell>
              <table:table-cell office:value-type="float" office:value="1019884">
                <text:p>1019884</text:p>
              </table:table-cell>
              <table:table-cell office:value-type="float" office:value="1419572">
                <text:p>1419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8208">
                <text:p>718208</text:p>
              </table:table-cell>
              <table:table-cell office:value-type="float" office:value="815132">
                <text:p>815132</text:p>
              </table:table-cell>
              <table:table-cell office:value-type="float" office:value="1015708">
                <text:p>1015708</text:p>
              </table:table-cell>
              <table:table-cell office:value-type="float" office:value="1327448">
                <text:p>1327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4">
                <text:p>1013404</text:p>
              </table:table-cell>
              <table:table-cell office:value-type="float" office:value="1325136">
                <text:p>1325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0">
                <text:p>1013400</text:p>
              </table:table-cell>
              <table:table-cell office:value-type="float" office:value="1325136">
                <text:p>1325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0">
                <text:p>1013400</text:p>
              </table:table-cell>
              <table:table-cell office:value-type="float" office:value="1325136">
                <text:p>1325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